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fo:font-weight="normal" officeooo:rsid="00051ac9" officeooo:paragraph-rsid="00081c0e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Mono" fo:font-size="12pt" fo:font-weight="normal" officeooo:rsid="00081c0e" officeooo:paragraph-rsid="00081c0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Mono" fo:font-size="12pt" fo:font-weight="bold" officeooo:rsid="00081c0e" officeooo:paragraph-rsid="00081c0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fo:font-weight="bold" officeooo:rsid="00051ac9" officeooo:paragraph-rsid="00081c0e" style:font-size-asian="12pt" style:font-weight-asian="bold" style:font-size-complex="12pt" style:font-weight-complex="bold"/>
    </style:style>
    <style:style style:name="T1" style:family="text">
      <style:text-properties officeooo:rsid="00081c0e"/>
    </style:style>
    <style:style style:name="T2" style:family="text">
      <style:text-properties officeooo:rsid="000e4c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1c0e" style:font-weight-asian="bold" style:font-weight-complex="bold"/>
    </style:style>
    <style:style style:name="T5" style:family="text">
      <style:text-properties fo:font-size="18pt" fo:font-weight="bold" officeooo:rsid="00081c0e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span text:style-name="T5">Experiment No. 2</text:span></text:p>
      <text:p text:style-name="P1"/>
      <text:p text:style-name="P2"><text:span text:style-name="T3">Name:</text:span> Faiyaz Shaikh</text:p>
      <text:p text:style-name="P2"><text:span text:style-name="T3">Roll No:</text:span> 17CO45</text:p>
      <text:p text:style-name="P2"><text:span text:style-name="T3">Aim:</text:span> <text:span text:style-name="T2">Implementation &amp; analysis of RSA cryptosystem &amp; Digital signature scheme using RSA.</text:span></text:p>
      <text:p text:style-name="P2"/>
      <text:p text:style-name="P3">Code:</text:p>
      <text:p text:style-name="P1"/>
      <text:p text:style-name="P1"/>
      <text:p text:style-name="P1">#include &lt;stdio.h&gt;</text:p>
      <text:p text:style-name="P1">#include &lt;stdlib.h&gt;</text:p>
      <text:p text:style-name="P1">#include &lt;math.h&gt;</text:p>
      <text:p text:style-name="P1">int checkPrime(int n) {</text:p>
      <text:p text:style-name="P1"><text:tab/>int i;</text:p>
      <text:p text:style-name="P1"><text:tab/>int m = n / 2;</text:p>
      <text:p text:style-name="P1"><text:tab/>for (i = 2; i &lt;= m; i++) {</text:p>
      <text:p text:style-name="P1"><text:tab/><text:tab/>if (n % i == 0) {</text:p>
      <text:p text:style-name="P1"><text:tab/><text:tab/><text:tab/>return 0; // Not Prime</text:p>
      <text:p text:style-name="P1"><text:tab/><text:tab/>}</text:p>
      <text:p text:style-name="P1"><text:tab/>}</text:p>
      <text:p text:style-name="P1"><text:tab/>return 1; // Prime</text:p>
      <text:p text:style-name="P1">}</text:p>
      <text:p text:style-name="P1">int findGCD(int n1, int n2) {</text:p>
      <text:p text:style-name="P1"><text:tab/>int i, gcd;</text:p>
      <text:p text:style-name="P1"/>
      <text:p text:style-name="P1"><text:tab/>for(i = 1; i &lt;= n1 &amp;&amp; i &lt;= n2; ++i) {</text:p>
      <text:p text:style-name="P1"><text:tab/><text:tab/>if(n1 % i == 0 &amp;&amp; n2 % i == 0)</text:p>
      <text:p text:style-name="P1"><text:tab/><text:tab/><text:tab/>gcd = i;</text:p>
      <text:p text:style-name="P1"><text:tab/>}</text:p>
      <text:p text:style-name="P1"><text:tab/>return gcd;</text:p>
      <text:p text:style-name="P1">}</text:p>
      <text:p text:style-name="P1">int powMod(int a, int b, int n) {</text:p>
      <text:p text:style-name="P1"><text:tab/>long long x = 1, y = a;</text:p>
      <text:p text:style-name="P1"><text:tab/>while (b &gt; 0) {</text:p>
      <text:p text:style-name="P1"><text:tab/><text:tab/>if (b % 2 == 1)</text:p>
      <text:p text:style-name="P1"><text:tab/><text:tab/><text:tab/>x = (x * y) % n;</text:p>
      <text:p text:style-name="P1"><text:tab/><text:tab/>y = (y * y) % n; // Squaring the base</text:p>
      <text:p text:style-name="P1"><text:tab/><text:tab/>b /= 2;</text:p>
      <text:p text:style-name="P1"><text:tab/>}</text:p>
      <text:p text:style-name="P1"><text:tab/>return x % n;</text:p>
      <text:p text:style-name="P1">}</text:p>
      <text:p text:style-name="P1">int main(int argc, char* argv[]) {</text:p>
      <text:p text:style-name="P1"><text:tab/>int p, q;</text:p>
      <text:p text:style-name="P1"><text:tab/>int n, phin;</text:p>
      <text:p text:style-name="P1"><text:tab/>int data, cipher, decrypt;</text:p>
      <text:p text:style-name="P1"><text:tab/>while (1) {</text:p>
      <text:p text:style-name="P1"><text:tab/><text:tab/>printf("Enter any two prime numbers: ");</text:p>
      <text:p text:style-name="P1"><text:tab/><text:tab/>scanf("%d %d", &amp;p, &amp;q);</text:p>
      <text:p text:style-name="P1"><text:tab/><text:tab/>if (!(checkPrime(p) &amp;&amp; checkPrime(q)))</text:p>
      <text:p text:style-name="P1"><text:tab/><text:tab/><text:tab/>printf("Both numbers are not prime. Please enter prime numbers only...\n");</text:p>
      <text:p text:style-name="P1"><text:soft-page-break/><text:tab/><text:tab/>else if (!checkPrime(p))</text:p>
      <text:p text:style-name="P1"><text:tab/><text:tab/><text:tab/>printf("The first prime number you entered is not prime, please try again...\n");</text:p>
      <text:p text:style-name="P1"><text:tab/><text:tab/>else if (!checkPrime(q))</text:p>
      <text:p text:style-name="P1"><text:tab/><text:tab/><text:tab/>printf("The second prime number you entered is not prime, please try again...\n");</text:p>
      <text:p text:style-name="P1"><text:tab/><text:tab/>else</text:p>
      <text:p text:style-name="P1"><text:tab/><text:tab/><text:tab/>break;</text:p>
      <text:p text:style-name="P1"><text:tab/>}</text:p>
      <text:p text:style-name="P1"><text:tab/>n = p * q;</text:p>
      <text:p text:style-name="P1"><text:tab/>phin = (p - 1) * (q - 1);</text:p>
      <text:p text:style-name="P1"><text:tab/>int e = 0;</text:p>
      <text:p text:style-name="P1"><text:tab/>for (e = 5; e &lt;= 100; e++) {</text:p>
      <text:p text:style-name="P1"><text:tab/><text:tab/>if (findGCD(phin, e) == 1)</text:p>
      <text:p text:style-name="P1"><text:tab/><text:tab/><text:tab/>break;</text:p>
      <text:p text:style-name="P1"><text:tab/>}</text:p>
      <text:p text:style-name="P1"><text:tab/>int d = 0;</text:p>
      <text:p text:style-name="P1"><text:tab/>for (d = e + 1; d &lt;= 100; d++) {</text:p>
      <text:p text:style-name="P1"><text:tab/><text:tab/>if ( ((d * e) % phin) == 1)</text:p>
      <text:p text:style-name="P1"><text:tab/><text:tab/><text:tab/>break;</text:p>
      <text:p text:style-name="P1"><text:tab/>}</text:p>
      <text:p text:style-name="P1"><text:tab/>printf("Value of e: %d\nValue of d: %d\n", e, d);</text:p>
      <text:p text:style-name="P1"><text:tab/>printf("Enter some numerical data: ");</text:p>
      <text:p text:style-name="P1"><text:tab/>scanf("%d", &amp;data);</text:p>
      <text:p text:style-name="P1"><text:tab/>cipher = powMod(data, e, n);</text:p>
      <text:p text:style-name="P1"><text:tab/>printf("The cipher text is: %d\n", cipher);</text:p>
      <text:p text:style-name="P1"><text:tab/>decrypt = powMod(cipher, d, n);</text:p>
      <text:p text:style-name="P1"><text:tab/>printf("The decrypted text is: %d\n", decrypt);</text:p>
      <text:p text:style-name="P1"><text:tab/>return 0;</text:p>
      <text:p text:style-name="P1">}</text:p>
      <text:p text:style-name="P4"/>
      <text:p text:style-name="P3">Output:</text:p>
      <text:p text:style-name="P2"/>
      <text:p text:style-name="P2">Enter any two prime numbers: 17</text:p>
      <text:p text:style-name="P2">11</text:p>
      <text:p text:style-name="P2">Value of e: 7</text:p>
      <text:p text:style-name="P2">Value of d: 23</text:p>
      <text:p text:style-name="P2">Enter some numerical data: 55</text:p>
      <text:p text:style-name="P2">The cipher text is: 132</text:p>
      <text:p text:style-name="P2">The decrypted text is: 55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3:07:07.621152680</meta:creation-date>
    <dc:date>2020-03-03T03:10:29.210528986</dc:date>
    <meta:editing-duration>PT3M22S</meta:editing-duration>
    <meta:editing-cycles>1</meta:editing-cycles>
    <meta:document-statistic meta:table-count="0" meta:image-count="0" meta:object-count="0" meta:page-count="2" meta:paragraph-count="81" meta:word-count="370" meta:character-count="1789" meta:non-whitespace-character-count="1407"/>
    <meta:generator>LibreOffice/6.0.7.3$Linux_X86_64 LibreOffice_project/00m0$Build-3</meta:generator>
  </office:meta>
</office:document-meta>
</file>